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811in"/>
    </style:style>
    <style:style style:name="co7" style:family="table-column">
      <style:table-column-properties fo:break-before="auto" style:column-width="3.1898in"/>
    </style:style>
    <style:style style:name="co8" style:family="table-column">
      <style:table-column-properties fo:break-before="auto" style:column-width="2.5016in"/>
    </style:style>
    <style:style style:name="co9" style:family="table-column">
      <style:table-column-properties fo:break-before="auto" style:column-width="3.6925in"/>
    </style:style>
    <style:style style:name="co14" style:family="table-column">
      <style:table-column-properties fo:break-before="auto" style:column-width="1.0374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1.0047in"/>
    </style:style>
    <style:style style:name="co13" style:family="table-column">
      <style:table-column-properties fo:break-before="auto" style:column-width="1.0161in"/>
    </style:style>
    <style:style style:name="co15" style:family="table-column">
      <style:table-column-properties fo:break-before="auto" style:column-width="0.9173in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chema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11" table:default-cell-style-name="Default"/>
        <table:table-row table:style-name="ro2">
          <table:table-cell office:value-type="string">
            <text:p>scanStatus</text:p>
          </table:table-cell>
          <table:table-cell table:number-columns-repeated="17"/>
        </table:table-row>
        <table:table-row table:style-name="ro2">
          <table:table-cell/>
          <table:table-cell office:value-type="string">
            <text:p>scanNum</text:p>
          </table:table-cell>
          <table:table-cell office:value-type="string">
            <text:p>sampleNum</text:p>
          </table:table-cell>
          <table:table-cell office:value-type="string">
            <text:p>sampleType</text:p>
          </table:table-cell>
          <table:table-cell office:value-type="string">
            <text:p>startTime</text:p>
          </table:table-cell>
          <table:table-cell office:value-type="string">
            <text:p>scanTime</text:p>
          </table:table-cell>
          <table:table-cell office:value-type="string">
            <text:p>toCrawl</text:p>
          </table:table-cell>
          <table:table-cell office:value-type="string">
            <text:p>lastProp</text:p>
          </table:table-cell>
          <table:table-cell office:value-type="string">
            <text:p>propCount</text:p>
          </table:table-cell>
          <table:table-cell office:value-type="string">
            <text:p>badPropCount</text:p>
          </table:table-cell>
          <table:table-cell table:number-columns-repeated="8"/>
        </table:table-row>
        <table:table-row table:style-name="ro2" table:number-rows-repeated="3">
          <table:table-cell table:number-columns-repeated="18"/>
        </table:table-row>
        <table:table-row table:style-name="ro2">
          <table:table-cell office:value-type="string">
            <text:p>propCollection</text:p>
          </table:table-cell>
          <table:table-cell table:number-columns-repeated="17"/>
        </table:table-row>
        <table:table-row table:style-name="ro2">
          <table:table-cell/>
          <table:table-cell office:value-type="string">
            <text:p>propID</text:p>
          </table:table-cell>
          <table:table-cell office:value-type="string">
            <text:p>sampleNum</text:p>
          </table:table-cell>
          <table:table-cell office:value-type="string">
            <text:p>propName</text:p>
          </table:table-cell>
          <table:table-cell office:value-type="string">
            <text:p>ofInterest</text:p>
          </table:table-cell>
          <table:table-cell office:value-type="string">
            <text:p>firstFound</text:p>
          </table:table-cell>
          <table:table-cell office:value-type="string">
            <text:p>activeProp</text:p>
          </table:table-cell>
          <table:table-cell office:value-type="string">
            <text:p>beds</text:p>
          </table:table-cell>
          <table:table-cell office:value-type="string">
            <text:p>baths</text:p>
          </table:table-cell>
          <table:table-cell office:value-type="string">
            <text:p>sleeps</text:p>
          </table:table-cell>
          <table:table-cell office:value-type="string">
            <text:p>propType</text:p>
          </table:table-cell>
          <table:table-cell office:value-type="string">
            <text:p>locType</text:p>
          </table:table-cell>
          <table:table-cell office:value-type="string">
            <text:p>locAddr</text:p>
          </table:table-cell>
          <table:table-cell office:value-type="string">
            <text:p>locTown</text:p>
          </table:table-cell>
          <table:table-cell office:value-type="string">
            <text:p>locLat</text:p>
          </table:table-cell>
          <table:table-cell office:value-type="string">
            <text:p>locLong</text:p>
          </table:table-cell>
          <table:table-cell office:value-type="string">
            <text:p>ownName</text:p>
          </table:table-cell>
          <table:table-cell office:value-type="string">
            <text:p>ownPhone</text:p>
          </table:table-cell>
        </table:table-row>
        <table:table-row table:style-name="ro2" table:number-rows-repeated="2">
          <table:table-cell table:number-columns-repeated="18"/>
        </table:table-row>
        <table:table-row table:style-name="ro2">
          <table:table-cell office:value-type="string">
            <text:p>bookedWeeks</text:p>
          </table:table-cell>
          <table:table-cell table:number-columns-repeated="17"/>
        </table:table-row>
        <table:table-row table:style-name="ro2">
          <table:table-cell/>
          <table:table-cell office:value-type="string">
            <text:p>sampleNum</text:p>
          </table:table-cell>
          <table:table-cell office:value-type="string">
            <text:p>propID</text:p>
          </table:table-cell>
          <table:table-cell office:value-type="string">
            <text:p>weekID</text:p>
          </table:table-cell>
          <table:table-cell office:value-type="string">
            <text:p>saturdayDate</text:p>
          </table:table-cell>
          <table:table-cell office:value-type="string">
            <text:p>rate</text:p>
          </table:table-cell>
          <table:table-cell table:number-columns-repeated="12"/>
        </table:table-row>
        <table:table-row table:style-name="ro2" table:number-rows-repeated="2">
          <table:table-cell table:number-columns-repeated="18"/>
        </table:table-row>
        <table:table-row table:style-name="ro2">
          <table:table-cell office:value-type="string">
            <text:p>propDynamic</text:p>
          </table:table-cell>
          <table:table-cell table:number-columns-repeated="17"/>
        </table:table-row>
        <table:table-row table:style-name="ro2">
          <table:table-cell/>
          <table:table-cell office:value-type="string">
            <text:p>propID</text:p>
          </table:table-cell>
          <table:table-cell office:value-type="string">
            <text:p>sampleNum</text:p>
          </table:table-cell>
          <table:table-cell office:value-type="string">
            <text:p>weeksBooked</text:p>
          </table:table-cell>
          <table:table-cell office:value-type="string">
            <text:p>dollarsBooked</text:p>
          </table:table-cell>
          <table:table-cell office:value-type="string">
            <text:p>noRateCount</text:p>
          </table:table-cell>
          <table:table-cell office:value-type="string">
            <text:p>reviews</text:p>
          </table:table-cell>
          <table:table-cell office:value-type="string">
            <text:p>views</text:p>
          </table:table-cell>
          <table:table-cell office:value-type="string">
            <text:p>lastUpdate</text:p>
          </table:table-cell>
          <table:table-cell office:value-type="string">
            <text:p>lastUpdatedMsec</text:p>
          </table:table-cell>
          <table:table-cell table:number-columns-repeated="8"/>
        </table:table-row>
        <table:table-row table:style-name="ro2" table:number-rows-repeated="2">
          <table:table-cell table:number-columns-repeated="18"/>
        </table:table-row>
        <table:table-row table:style-name="ro2">
          <table:table-cell office:value-type="string">
            <text:p>weekLookup</text:p>
          </table:table-cell>
          <table:table-cell table:number-columns-repeated="17"/>
        </table:table-row>
        <table:table-row table:style-name="ro2">
          <table:table-cell/>
          <table:table-cell office:value-type="string">
            <text:p>year</text:p>
          </table:table-cell>
          <table:table-cell office:value-type="string">
            <text:p>month</text:p>
          </table:table-cell>
          <table:table-cell office:value-type="string">
            <text:p>date</text:p>
          </table:table-cell>
          <table:table-cell office:value-type="string">
            <text:p>weekID</text:p>
          </table:table-cell>
          <table:table-cell office:value-type="string">
            <text:p>saturdayDate</text:p>
          </table:table-cell>
          <table:table-cell table:number-columns-repeated="12"/>
        </table:table-row>
        <table:table-row table:style-name="ro2" table:number-rows-repeated="2">
          <table:table-cell table:number-columns-repeated="18"/>
        </table:table-row>
        <table:table-row table:style-name="ro2">
          <table:table-cell office:value-type="string">
            <text:p>inactiveProps</text:p>
          </table:table-cell>
          <table:table-cell table:number-columns-repeated="17"/>
        </table:table-row>
        <table:table-row table:style-name="ro2">
          <table:table-cell/>
          <table:table-cell office:value-type="string">
            <text:p>propID</text:p>
          </table:table-cell>
          <table:table-cell office:value-type="string">
            <text:p>sampleNum</text:p>
          </table:table-cell>
          <table:table-cell table:number-columns-repeated="15"/>
        </table:table-row>
        <table:table-row table:style-name="ro2" table:number-rows-repeated="2">
          <table:table-cell table:number-columns-repeated="18"/>
        </table:table-row>
        <table:table-row table:style-name="ro2">
          <table:table-cell office:value-type="string">
            <text:p>ADD</text:p>
          </table:table-cell>
          <table:table-cell table:number-columns-repeated="17"/>
        </table:table-row>
        <table:table-row table:style-name="ro2">
          <table:table-cell office:value-type="string">
            <text:p>rates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propID</text:p>
          </table:table-cell>
          <table:table-cell office:value-type="string">
            <text:p>wk0</text:p>
          </table:table-cell>
          <table:table-cell office:value-type="string">
            <text:p>wk1</text:p>
          </table:table-cell>
          <table:table-cell table:style-name="ce2" office:value-type="string">
            <text:p>etc</text:p>
          </table:table-cell>
          <table:table-cell office:value-type="string">
            <text:p>wk14</text:p>
          </table:table-cell>
          <table:table-cell office:value-type="string">
            <text:p>wk15</text:p>
          </table:table-cell>
          <table:table-cell table:number-columns-repeated="11"/>
        </table:table-row>
      </table:table>
      <table:table table:name="methods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number-columns-repeated="5"/>
        </table:table-row>
        <table:table-row table:style-name="ro2">
          <table:table-cell table:style-name="ce1" office:value-type="string">
            <text:p>File Name</text:p>
          </table:table-cell>
          <table:table-cell table:style-name="ce1" office:value-type="string">
            <text:p>Module Name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turns</text:p>
          </table:table-cell>
          <table:table-cell/>
        </table:table-row>
        <table:table-row table:style-name="ro2">
          <table:table-cell table:number-columns-repeated="4"/>
          <table:table-cell table:style-name="ce1" office:value-type="string">
            <text:p>Update data for all properties – a “Scan”</text:p>
          </table:table-cell>
        </table:table-row>
        <table:table-row table:style-name="ro2">
          <table:table-cell office:value-type="string">
            <text:p>VRLBI_Scan</text:p>
          </table:table-cell>
          <table:table-cell table:number-columns-repeated="3"/>
          <table:table-cell office:value-type="string">
            <text:p>For a scan, get a list of target stores from the database, from each store get the summary data,</text:p>
          </table:table-cell>
        </table:table-row>
        <table:table-row table:style-name="ro2">
          <table:table-cell/>
          <table:table-cell office:value-type="string">
            <text:p>Scan()</text:p>
          </table:table-cell>
          <table:table-cell table:number-columns-repeated="2"/>
          <table:table-cell office:value-type="string">
            <text:p>store the summary data in the database, and log the status of the scan in the database scanStatus</text:p>
          </table:table-cell>
        </table:table-row>
        <table:table-row table:style-name="ro2">
          <table:table-cell table:number-columns-repeated="2"/>
          <table:table-cell office:value-type="string">
            <text:p>test_time(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artScan()</text:p>
          </table:table-cell>
          <table:table-cell office:value-type="string">
            <text:p>this.scanStatus</text:p>
          </table:table-cell>
          <table:table-cell office:value-type="string">
            <text:p>Loops over all target properties. Calls “get_summary()”</text:p>
          </table:table-cell>
        </table:table-row>
        <table:table-row table:style-name="ro1">
          <table:table-cell table:number-columns-repeated="2"/>
          <table:table-cell office:value-type="string">
            <text:p>writeStoreList(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init_scanStatus()</text:p>
          </table:table-cell>
          <table:table-cell/>
          <table:table-cell office:value-type="string">
            <text:p>use this to initialize a collection if one does not exist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>
            <text:p>VRLBI_Property</text:p>
          </table:table-cell>
          <table:table-cell table:number-columns-repeated="3"/>
          <table:table-cell table:style-name="ce1" office:value-type="string">
            <text:p>Get current data for one property. Summarize in “summary” array</text:p>
          </table:table-cell>
        </table:table-row>
        <table:table-row table:style-name="ro2">
          <table:table-cell table:number-columns-repeated="4"/>
          <table:table-cell table:style-name="ce1" office:value-type="string">
            <text:p>May want to have a switch to just get Rate and Booked data, not static data</text:p>
          </table:table-cell>
        </table:table-row>
        <table:table-row table:style-name="ro2">
          <table:table-cell table:number-columns-repeated="4"/>
          <table:table-cell table:style-name="ce1" office:value-type="string">
            <text:p>Maybe another to just find properties or new properties</text:p>
          </table:table-cell>
        </table:table-row>
        <table:table-row table:style-name="ro2">
          <table:table-cell table:number-columns-repeated="4"/>
          <table:table-cell office:value-type="string">
            <text:p>for one property, get descriptive data, summarize and return the result as "summary"</text:p>
          </table:table-cell>
        </table:table-row>
        <table:table-row table:style-name="ro2">
          <table:table-cell/>
          <table:table-cell office:value-type="string">
            <text:p>Property()</text:p>
          </table:table-cell>
          <table:table-cell table:number-columns-repeated="2"/>
          <table:table-cell office:value-type="string">
            <text:p>this class does not write to the database</text:p>
          </table:table-cell>
        </table:table-row>
        <table:table-row table:style-name="ro1">
          <table:table-cell table:number-columns-repeated="2"/>
          <table:table-cell office:value-type="string">
            <text:p>get_summary()</text:p>
          </table:table-cell>
          <table:table-cell office:value-type="string">
            <text:p>this.summary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>
            <text:p>VRLBI_Search</text:p>
          </table:table-cell>
          <table:table-cell table:number-columns-repeated="3"/>
          <table:table-cell table:style-name="ce1" office:value-type="string">
            <text:p>This is a test module, used to search one property</text:p>
          </table:table-cell>
        </table:table-row>
        <table:table-row table:style-name="ro2">
          <table:table-cell table:number-columns-repeated="4"/>
          <table:table-cell office:value-type="string">
            <text:p>for one search type, get data for each product, return the result as an array</text:p>
          </table:table-cell>
        </table:table-row>
        <table:table-row table:style-name="ro1">
          <table:table-cell/>
          <table:table-cell office:value-type="string">
            <text:p>Search()</text:p>
          </table:table-cell>
          <table:table-cell office:value-type="string">
            <text:p>get_search()</text:p>
          </table:table-cell>
          <table:table-cell office:value-type="string">
            <text:p>this.searchData</text:p>
          </table:table-cell>
          <table:table-cell office:value-type="string">
            <text:p>this class does not write to the databas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>
            <text:p>VRLBI_Db_if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b_if(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nnectToDB()</text:p>
          </table:table-cell>
          <table:table-cell office:value-type="string">
            <text:p>connectToDB: this is the returned tex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lose()</text:p>
          </table:table-cell>
          <table:table-cell office:value-type="string">
            <text:p>disconnect: this is the returned tex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riteNewScan(newScan)</text:p>
          </table:table-cell>
          <table:table-cell office:value-type="string">
            <text:p>newScan._id</text:p>
          </table:table-cell>
          <table:table-cell office:value-type="string">
            <text:p>used at the start of a new scan</text:p>
          </table:table-cell>
        </table:table-row>
        <table:table-row table:style-name="ro1">
          <table:table-cell table:number-columns-repeated="2"/>
          <table:table-cell office:value-type="string">
            <text:p>updateScan(update)</text:p>
          </table:table-cell>
          <table:table-cell/>
          <table:table-cell office:value-type="string">
            <text:p>during a scan, keep track of progress</text:p>
          </table:table-cell>
        </table:table-row>
        <table:table-row table:style-name="ro1">
          <table:table-cell table:number-columns-repeated="2"/>
          <table:table-cell office:value-type="string">
            <text:p>writeSearchResult(newData)</text:p>
          </table:table-cell>
          <table:table-cell office:value-type="string">
            <text:p>DB_IF: succe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riteSampleData(sampleData)</text:p>
          </table:table-cell>
          <table:table-cell office:value-type="string">
            <text:p>DB_IF: succe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adStoreList()</text:p>
          </table:table-cell>
          <table:table-cell office:value-type="string">
            <text:p>[storeListArray, storeIDArray]</text:p>
          </table:table-cell>
          <table:table-cell office:value-type="string">
            <text:p>NOTE: this is returning an array of arrays!</text:p>
          </table:table-cell>
        </table:table-row>
        <table:table-row table:style-name="ro1">
          <table:table-cell table:number-columns-repeated="2"/>
          <table:table-cell office:value-type="string">
            <text:p>writeStoreList(storeCollection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pdateStoreInvalid(invalidStor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estExistence(collection Name)</text:p>
          </table:table-cell>
          <table:table-cell office:value-type="string">
            <text:p>true/false</text:p>
          </table:table-cell>
          <table:table-cell office:value-type="string">
            <text:p>test if the collection exists</text:p>
          </table:table-cell>
        </table:table-row>
        <table:table-row table:style-name="ro1">
          <table:table-cell table:number-columns-repeated="2"/>
          <table:table-cell office:value-type="string">
            <text:p>createCollection(collectionName, initialDocument)</text:p>
          </table:table-cell>
          <table:table-cell table:number-columns-repeated="2"/>
        </table:table-row>
      </table:table>
      <table:table table:name="Tags" table:style-name="ta1" table:print="false">
        <table:table-column table:style-name="co1" table:number-columns-repeated="4" table:default-cell-style-name="Default"/>
        <table:table-row table:style-name="ro2">
          <table:table-cell table:number-columns-repeated="4"/>
        </table:table-row>
        <table:table-row table:style-name="ro1">
          <table:table-cell office:value-type="string">
            <text:p>propName</text:p>
          </table:table-cell>
          <table:table-cell office:value-type="string">
            <text:p>&lt;div class="listing_details"&gt;&lt;div class="ld_header"&gt;&lt;h1&gt; text &lt;/h1&gt;</text:p>
          </table:table-cell>
          <table:table-cell table:number-columns-repeated="2"/>
        </table:table-row>
        <table:table-row table:style-name="ro2">
          <table:table-cell office:value-type="string">
            <text:p>beds</text:p>
          </table:table-cell>
          <table:table-cell table:number-columns-repeated="3"/>
        </table:table-row>
        <table:table-row table:style-name="ro2">
          <table:table-cell office:value-type="string">
            <text:p>baths</text:p>
          </table:table-cell>
          <table:table-cell table:number-columns-repeated="3"/>
        </table:table-row>
        <table:table-row table:style-name="ro2">
          <table:table-cell office:value-type="string">
            <text:p>sleeps</text:p>
          </table:table-cell>
          <table:table-cell table:number-columns-repeated="3"/>
        </table:table-row>
        <table:table-row table:style-name="ro1">
          <table:table-cell office:value-type="string">
            <text:p>propType</text:p>
          </table:table-cell>
          <table:table-cell office:value-type="string">
            <text:p>&lt;div class="listing_details"&gt;&lt;div class="ld_header"&gt;&lt;div class="row"&gt;&lt;div class="col-md-7"&gt;&lt;div class="ld_location"&gt; &lt;strong style=""&gt;TEXT&lt;/strong&gt;</text:p>
          </table:table-cell>
          <table:table-cell table:number-columns-repeated="2"/>
        </table:table-row>
        <table:table-row table:style-name="ro1">
          <table:table-cell office:value-type="string">
            <text:p>locType</text:p>
          </table:table-cell>
          <table:table-cell table:number-columns-repeated="3"/>
        </table:table-row>
        <table:table-row table:style-name="ro1">
          <table:table-cell office:value-type="string">
            <text:p>locAddr</text:p>
          </table:table-cell>
          <table:table-cell table:number-columns-repeated="3"/>
        </table:table-row>
        <table:table-row table:style-name="ro1">
          <table:table-cell office:value-type="string">
            <text:p>locTown</text:p>
          </table:table-cell>
          <table:table-cell office:value-type="string">
            <text:p>&lt;div class="listing_details"&gt;&lt;div class="ld_header"&gt;&lt;div class="row"&gt;&lt;div class="col-md-7"&gt;&lt;div class="ld_location"&gt; &lt;strong style=""&gt;&lt;/strong&gt;</text:p>
          </table:table-cell>
          <table:table-cell table:number-columns-repeated="2"/>
        </table:table-row>
        <table:table-row table:style-name="ro1">
          <table:table-cell office:value-type="string">
            <text:p>locLat</text:p>
          </table:table-cell>
          <table:table-cell table:number-columns-repeated="2"/>
          <table:table-cell office:value-type="string">
            <text:p>&lt;strong style=""&gt;House&lt;/strong&gt;</text:p>
          </table:table-cell>
        </table:table-row>
        <table:table-row table:style-name="ro1">
          <table:table-cell office:value-type="string">
            <text:p>locLong</text:p>
          </table:table-cell>
          <table:table-cell table:number-columns-repeated="3"/>
        </table:table-row>
        <table:table-row table:style-name="ro1">
          <table:table-cell office:value-type="string">
            <text:p>ownName</text:p>
          </table:table-cell>
          <table:table-cell table:number-columns-repeated="3"/>
        </table:table-row>
        <table:table-row table:style-name="ro1">
          <table:table-cell office:value-type="string">
            <text:p>ownPhone</text:p>
          </table:table-cell>
          <table:table-cell table:number-columns-repeated="3"/>
        </table:table-row>
        <table:table-row table:style-name="ro2" table:number-rows-repeated="5">
          <table:table-cell table:number-columns-repeated="4"/>
        </table:table-row>
        <table:table-row table:style-name="ro2">
          <table:table-cell/>
          <table:table-cell office:value-type="string">
            <text:p>//*[@id="page_content"]/div[2]/div/div[1]/div/div/div[1]/div/div[1]/div/text()</text:p>
          </table:table-cell>
          <table:table-cell table:number-columns-repeated="2"/>
        </table:table-row>
      </table:table>
      <table:table table:name="Navigation" table:style-name="ta1" table:print="false">
        <office:forms form:automatic-focus="false" form:apply-design-mode="false"/>
        <table:table-column table:style-name="co14" table:default-cell-style-name="Default"/>
        <table:table-column table:style-name="co1" table:number-columns-repeated="8" table:default-cell-style-name="Default"/>
        <table:table-row table:style-name="ro2">
          <table:table-cell table:number-columns-repeated="9"/>
        </table:table-row>
        <table:table-row table:style-name="ro1">
          <table:table-cell office:value-type="string">
            <text:p>Page not found</text:p>
          </table:table-cell>
          <table:table-cell office:value-type="string">
            <text:p>/html/body/div[1]/div[2]/div[2]/div/div[1]/div/h1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>
            <text:p>Static</text:p>
          </table:table-cell>
          <table:table-cell table:number-columns-repeated="8"/>
        </table:table-row>
        <table:table-row table:style-name="ro1">
          <table:table-cell office:value-type="string">
            <text:p>propName</text:p>
          </table:table-cell>
          <table:table-cell office:value-type="string">
            <text:p>/html/body/div[1]/div[2]/div[2]/div/div[1]/div/div/div[1]/h1</text:p>
          </table:table-cell>
          <table:table-cell table:number-columns-repeated="6"/>
          <table:table-cell office:value-type="string">
            <text:p>properties</text:p>
          </table:table-cell>
        </table:table-row>
        <table:table-row table:style-name="ro1">
          <table:table-cell office:value-type="string">
            <text:p>beds</text:p>
          </table:table-cell>
          <table:table-cell office:value-type="string">
            <text:p>/html/body/div[1]/div[2]/div[2]/div/div[1]/div/div/div[3]/div[1]/div[1]/ul/li[2]/div[2]</text:p>
          </table:table-cell>
          <table:table-cell table:number-columns-repeated="6"/>
          <table:table-cell office:value-type="float" office:value="2747">
            <text:p>2747</text:p>
          </table:table-cell>
        </table:table-row>
        <table:table-row table:style-name="ro1">
          <table:table-cell office:value-type="string">
            <text:p>baths</text:p>
          </table:table-cell>
          <table:table-cell office:value-type="string">
            <text:p>/html/body/div[1]/div[2]/div[2]/div/div[1]/div/div/div[3]/div[1]/div[1]/ul/li[3]/div[2]</text:p>
          </table:table-cell>
          <table:table-cell table:number-columns-repeated="6"/>
          <table:table-cell office:value-type="float" office:value="2744">
            <text:p>2744</text:p>
          </table:table-cell>
        </table:table-row>
        <table:table-row table:style-name="ro1">
          <table:table-cell office:value-type="string">
            <text:p>sleeps</text:p>
          </table:table-cell>
          <table:table-cell office:value-type="string">
            <text:p>/html/body/div[1]/div[2]/div[2]/div/div[1]/div/div/div[3]/div[1]/div[1]/ul/li[1]/div[2]</text:p>
          </table:table-cell>
          <table:table-cell table:number-columns-repeated="6"/>
          <table:table-cell office:value-type="float" office:value="2748">
            <text:p>2748</text:p>
          </table:table-cell>
        </table:table-row>
        <table:table-row table:style-name="ro1">
          <table:table-cell office:value-type="string">
            <text:p>propType</text:p>
          </table:table-cell>
          <table:table-cell office:value-type="string">
            <text:p>/html/body/div[1]/div[2]/div[2]/div/div[1]/div/div/div[1]/div/div[1]/div/strong</text:p>
          </table:table-cell>
          <table:table-cell table:number-columns-repeated="6"/>
          <table:table-cell office:value-type="float" office:value="2430">
            <text:p>2430</text:p>
          </table:table-cell>
        </table:table-row>
        <table:table-row table:style-name="ro1">
          <table:table-cell office:value-type="string">
            <text:p>locType</text:p>
          </table:table-cell>
          <table:table-cell office:value-type="string">
            <text:p>/html/body/div[1]/div[2]/div[2]/div/div[1]/div/div/div[3]/div[1]/div[7]/div[4]/div/div[2]/div</text:p>
          </table:table-cell>
          <table:table-cell table:number-columns-repeated="7"/>
        </table:table-row>
        <table:table-row table:style-name="ro1">
          <table:table-cell office:value-type="string">
            <text:p>locTown</text:p>
          </table:table-cell>
          <table:table-cell office:value-type="string">
            <text:p>/html/body/div[1]/div[2]/div[2]/div/div[1]/div/div/div[1]/div/div[1]/div</text:p>
          </table:table-cell>
          <table:table-cell table:number-columns-repeated="7"/>
        </table:table-row>
        <table:table-row table:style-name="ro1">
          <table:table-cell office:value-type="string">
            <text:p>ownName</text:p>
          </table:table-cell>
          <table:table-cell office:value-type="string">
            <text:p>/html/body/div[1]/div[2]/div[2]/div/div[2]/div[2]/div/div[1]/ul/li[1]</text:p>
          </table:table-cell>
          <table:table-cell table:number-columns-repeated="7"/>
        </table:table-row>
        <table:table-row table:style-name="ro1">
          <table:table-cell office:value-type="string">
            <text:p>ownPhone</text:p>
          </table:table-cell>
          <table:table-cell office:value-type="string">
            <text:p>/html/body/div[1]/div[2]/div[2]/div/div[2]/div[2]/div/div[1]/ul/li[3]/a</text:p>
          </table:table-cell>
          <table:table-cell table:number-columns-repeated="7"/>
        </table:table-row>
        <table:table-row table:style-name="ro1">
          <table:table-cell office:value-type="string">
            <text:p>locLat</text:p>
          </table:table-cell>
          <table:table-cell table:number-columns-repeated="8"/>
        </table:table-row>
        <table:table-row table:style-name="ro1">
          <table:table-cell office:value-type="string">
            <text:p>locLong</text:p>
          </table:table-cell>
          <table:table-cell table:number-columns-repeated="8"/>
        </table:table-row>
        <table:table-row table:style-name="ro1">
          <table:table-cell office:value-type="string">
            <text:p>services</text:p>
          </table:table-cell>
          <table:table-cell office:value-type="string">
            <text:p>/html/body/div[1]/div[2]/div[2]/div/div[1]/div/div/div[3]/div[1]/div[7]/div[11]/div/div[2]/div/text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/html/body/div[1]/div[2]/div[2]/div/div[1]/div/div/div[3]/div[1]/div[7]/div[11]/div/div[2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/html/body/div[1]/div[2]/div[2]/div/div[1]/div/div/div[3]/div[1]/div[7]/div[12]/div/div[1]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1">
          <table:table-cell office:value-type="string">
            <text:p>availability</text:p>
          </table:table-cell>
          <table:table-cell office:value-type="string">
            <text:p>/html/body/div[1]/div[2]/div[2]/div/div[1]/div/div/div[3]/div[1]/div[8]/h2</text:p>
          </table:table-cell>
          <table:table-cell table:number-columns-repeated="7"/>
        </table:table-row>
        <table:table-row table:style-name="ro1">
          <table:table-cell office:value-type="string">
            <text:p>rates</text:p>
          </table:table-cell>
          <table:table-cell office:value-type="string">
            <text:p>/html/body/div[1]/div[2]/div[2]/div/div[1]/div/div/div[3]/div[1]/div[9]/div/table/tbody</text:p>
          </table:table-cell>
          <table:table-cell table:number-columns-repeated="7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style-name="ce1" office:value-type="string">
            <text:p>Dynamic</text:p>
          </table:table-cell>
          <table:table-cell table:number-columns-repeated="8"/>
        </table:table-row>
        <table:table-row table:style-name="ro1">
          <table:table-cell office:value-type="string">
            <text:p>reviews</text:p>
          </table:table-cell>
          <table:table-cell office:value-type="string">
            <text:p>/html/body/div[1]/div[2]/div[2]/div/div[1]/div/div/div[3]/div[1]/div[11]/div[2]/div[1]/h2/div/div[1]</text:p>
          </table:table-cell>
          <table:table-cell table:number-columns-repeated="7"/>
        </table:table-row>
        <table:table-row table:style-name="ro1">
          <table:table-cell office:value-type="string">
            <text:p>views</text:p>
          </table:table-cell>
          <table:table-cell office:value-type="string">
            <text:p>/html/body/div[1]/div[2]/div[2]/div/div[1]/div/div/div[3]/div[1]/div[12]/text()[1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/html/body/div[1]/div[2]/div[2]/div/div[1]/div/div/div[3]/div[1]/div[13]/text()[2]</text:p>
          </table:table-cell>
          <table:table-cell table:number-columns-repeated="7"/>
        </table:table-row>
        <table:table-row table:style-name="ro1">
          <table:table-cell office:value-type="string">
            <text:p>lastUpdate</text:p>
          </table:table-cell>
          <table:table-cell office:value-type="string">
            <text:p>/html/body/div[1]/div[2]/div[2]/div/div[1]/div/div/div[3]/div[1]/div[12]/text()[2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/html/body/div[1]/div[2]/div[2]/div/div[1]/div/div/div[3]/div[1]/div[13]/text()[3]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9">01/19/2024</text:date>, <text:time>17:3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BK </meta:initial-creator>
    <meta:creation-date>2020-11-19T18:57:46.51</meta:creation-date>
    <dc:date>2024-01-19T17:37:31.93</dc:date>
    <dc:creator>Christohper Knell</dc:creator>
    <meta:editing-duration>P12DT4H4M30S</meta:editing-duration>
    <meta:editing-cycles>103</meta:editing-cycles>
    <meta:generator>OpenOffice/4.1.14$Win32 OpenOffice.org_project/4114m1$Build-9811</meta:generator>
    <meta:document-statistic meta:table-count="4" meta:cell-count="179" meta:object-count="0"/>
  </office:meta>
</office:document-meta>
</file>